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ad0456"/>
    </style:style>
    <style:style style:name="P2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ad0456" style:font-style-asian="normal" style:font-style-complex="normal"/>
    </style:style>
    <style:style style:name="P3" style:family="paragraph" style:parent-style-name="Text_20_body">
      <style:text-properties style:font-name="Liberation Serif" officeooo:paragraph-rsid="00ad0456"/>
    </style:style>
    <style:style style:name="P4" style:family="paragraph" style:parent-style-name="Heading_20_1">
      <style:text-properties officeooo:paragraph-rsid="00ad0456"/>
    </style:style>
    <style:style style:name="P5" style:family="paragraph" style:parent-style-name="Text_20_body" style:list-style-name="L1">
      <style:text-properties officeooo:paragraph-rsid="004fe0d0"/>
    </style:style>
    <style:style style:name="P6" style:family="paragraph" style:parent-style-name="Text_20_body" style:list-style-name="L1">
      <style:text-properties officeooo:paragraph-rsid="0059e008"/>
    </style:style>
    <style:style style:name="P7" style:family="paragraph" style:parent-style-name="Text_20_body" style:list-style-name="L1">
      <style:text-properties officeooo:paragraph-rsid="005c33ad"/>
    </style:style>
    <style:style style:name="P8" style:family="paragraph" style:parent-style-name="Text_20_body" style:list-style-name="L1">
      <style:text-properties officeooo:paragraph-rsid="00a9810b"/>
    </style:style>
    <style:style style:name="P9" style:family="paragraph" style:parent-style-name="Text_20_body" style:list-style-name="L1">
      <style:text-properties officeooo:paragraph-rsid="00aa11dd"/>
    </style:style>
    <style:style style:name="P10" style:family="paragraph" style:parent-style-name="Text_20_body">
      <style:paragraph-properties style:writing-mode="lr-tb"/>
      <style:text-properties officeooo:rsid="00bbf29c" officeooo:paragraph-rsid="00ad045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4a6cbd"/>
    </style:style>
    <style:style style:name="T6" style:family="text">
      <style:text-properties style:font-name="Liberation Serif" officeooo:rsid="009a08f4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aa11dd"/>
    </style:style>
    <style:style style:name="T9" style:family="text">
      <style:text-properties style:font-name="Liberation Serif" officeooo:rsid="00b7e7df"/>
    </style:style>
    <style:style style:name="T10" style:family="text">
      <style:text-properties style:font-name="Liberation Serif" officeooo:rsid="00b678da"/>
    </style:style>
    <style:style style:name="T11" style:family="text">
      <style:text-properties style:font-name="Liberation Serif" officeooo:rsid="00b9a373"/>
    </style:style>
    <style:style style:name="T12" style:family="text">
      <style:text-properties style:font-name="Liberation Serif" officeooo:rsid="00b833bf"/>
    </style:style>
    <style:style style:name="T13" style:family="text">
      <style:text-properties style:font-name="Liberation Serif" officeooo:rsid="00bac203"/>
    </style:style>
    <style:style style:name="T14" style:family="text">
      <style:text-properties style:font-name="Liberation Serif" officeooo:rsid="00deae73"/>
    </style:style>
    <style:style style:name="T15" style:family="text">
      <style:text-properties style:font-name="Liberation Serif" officeooo:rsid="00b8cad3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style:style style:name="T17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18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19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style:style style:name="T20" style:family="text">
      <style:text-properties fo:color="#000000" loext:opacity="100%" style:font-name="Liberation Serif" fo:language="uk" fo:country="UA" fo:font-style="normal" officeooo:rsid="00afc13e" style:font-style-asian="normal" style:font-style-complex="normal"/>
    </style:style>
    <style:style style:name="T21" style:family="text">
      <style:text-properties officeooo:rsid="00deae73"/>
    </style:style>
    <style:style style:name="T22" style:family="text">
      <style:text-properties officeooo:rsid="00b833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5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6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6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7"><text:span text:style-name="Source_20_Text"><text:span text:style-name="T4">Оновити таблицю індексів пере</text:span></text:span><text:span text:style-name="Source_20_Text"><text:span text:style-name="T7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8"><text:span text:style-name="Source_20_Text"><text:span text:style-name="T7">Перед публікацією, не забути експортувати фік у pdf і покласти у корінь репозиторія.</text:span></text:span></text:p>
        </text:list-item>
        <text:list-item>
          <text:p text:style-name="P9"><text:span text:style-name="Source_20_Text"><text:span text:style-name="T8">Не забути про ліцензію.</text:span></text:span><text:span text:style-name="T16"/></text:p>
        </text:list-item>
      </text:list>
      <text:h text:style-name="P4" text:outline-level="1"><text:span text:style-name="T1">Стилістика </text:span><text:span text:style-name="T9">параграфів</text:span></text:h>
      <text:p text:style-name="P1"><text:span text:style-name="T5">«Heading 1» / </text:span><text:span text:style-name="T10">«Пропуск 1»</text:span><text:span text:style-name="T5"> — </text:span><text:span text:style-name="T6">для заголовків.</text:span></text:p>
      <text:p text:style-name="P3">«Пропуск» — для «***» пропусків. Розділ тексту після «***» буде на новій сторінці (див. Text Flow)</text:p>
      <text:p text:style-name="P3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1"><text:span text:style-name="T1">«</text:span><text:span text:style-name="T11">Основний текст» </text:span><text:span text:style-name="T18">— </text:span><text:span text:style-name="T19">для основного тексту.</text:span></text:p>
      <text:p text:style-name="P1"><text:span text:style-name="T19">«Діалог» </text:span><text:span text:style-name="T18">— </text:span><text:span text:style-name="T19">для діалогів або монологів, або будь-яких ситуацій, коли персонаж каже щось вголос.</text:span></text:p>
      <text:p text:style-name="P10"><text:span text:style-name="T19">«</text:span><text:span text:style-name="T20">Повідомлення телефону</text:span><text:span text:style-name="T17">» </text:span><text:span text:style-name="T18">—</text:span><text:span text:style-name="T17"> </text:span><text:span text:style-name="T20">коли треба виділити повідомлення яке прийде деяким персонажем на телефон.</text:span></text:p>
      <text:h text:style-name="P4" text:outline-level="1">Стилістика символів</text:h>
      <text:p text:style-name="P1">«<text:span text:style-name="T22">Виділення» </text:span><text:span text:style-name="T12">— </text:span><text:span text:style-name="T13">використовувати коли треба виділити щось у тексті. Наприклад, ключове слово у жарті або слово на якому робиться акцент.</text:span></text:p>
      <text:h text:style-name="P4" text:outline-level="1"><text:span text:style-name="T12">О</text:span><text:span text:style-name="T1">собливі символи</text:span></text:h>
      <text:p text:style-name="P2">«…» <text:span text:style-name="T21">— </text:span><text:span text:style-name="T22">Три крапки. Для думок які обірвались.</text:span></text:p>
      <text:p text:style-name="P2">«‐» <text:span text:style-name="T21">— </text:span><text:span text:style-name="T22">Дефіс. Варто використовувати замість знаку мінус.</text:span></text:p>
      <text:p text:style-name="P2"><text:span text:style-name="Source_20_Text"><text:span text:style-name="T14">«—</text:span></text:span><text:span text:style-name="Source_20_Text"><text:span text:style-name="T1">» </text:span></text:span><text:span text:style-name="Source_20_Text"><text:span text:style-name="T14">—</text:span></text:span><text:span text:style-name="Source_20_Text"><text:span text:style-name="T1"> </text:span></text:span><text:span text:style-name="Source_20_Text"><text:span text:style-name="T15">Тире. Для діалогів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1T20:15:44.789999212</dc:date>
    <meta:editing-duration>P1DT17H19M</meta:editing-duration>
    <meta:editing-cycles>131</meta:editing-cycles>
    <meta:keyword>volkov volkovissocool@gmail.com</meta:keyword>
    <dc:title>Нотатки до "Як врятувати життя"</dc:title>
    <meta:document-statistic meta:table-count="0" meta:image-count="0" meta:object-count="0" meta:page-count="1" meta:paragraph-count="20" meta:word-count="204" meta:character-count="1367" meta:non-whitespace-character-count="1180"/>
  </office:meta>
</office:document-meta>
</file>